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new2" style:family="paragraph" style:master-page-name="Standard">
      <style:paragraph-properties style:page-number="1" style:writing-mode="lr-tb"/>
      <style:text-properties/>
    </style:style>
    <style:style style:name="P2" style:parent-style-name="new2" style:family="paragraph" style:master-page-name="Standard">
      <style:paragraph-properties style:page-number="1" style:writing-mode="lr-tb">
        <style:tab-stops>
          <style:tab-stop style:position="42.1818181818148pt" style:type="center" style:leader-type="none"/>
          <style:tab-stop style:position="84.3636363636296pt" style:type="left" style:leader-type="none"/>
        </style:tab-stops>
      </style:paragraph-properties>
      <style:text-properties/>
    </style:style>
    <style:style style:name="P3" style:parent-style-name="new1" style:family="paragraph" style:master-page-name="Standard">
      <style:paragraph-properties fo:text-align="right" style:page-number="1" style:writing-mode="lr-tb"/>
      <style:text-properties/>
    </style:style>
    <style:style style:name="P4" style:parent-style-name="new3" style:family="paragraph" style:master-page-name="Standard">
      <style:paragraph-properties fo:margin-right="1pt" style:page-number="1" style:writing-mode="lr-tb">
        <style:tab-stops>
          <style:tab-stop style:position="55.8629776021036pt" style:type="char" style:char="," style:leader-type="none"/>
        </style:tab-stops>
      </style:paragraph-properties>
      <style:text-properties/>
    </style:style>
    <style:style style:name="fr1" style:family="graphic">
      <style:graphic-properties fo:background-color="#b05648" fo:border="none" fo:padding-top="11.33860232pt" koffice:frame-behavior-on-new-page="copy" style:overflow-behavior="clip" style:protect="siz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protect="content size" style:wrap="none"/>
    </style:style>
  </office:automatic-styles>
  <office:body>
    <office:text>
      <text:p text:style-name="P2"><?opendocument cursor-position?></text:p>
      <draw:frame draw:name="Headers" draw:style-name="fr1" svg:x="1.72727272727266pt" svg:y="1.73469387755096pt" text:anchor-type="page" text:anchor-page-number="1" draw:z-index="4" svg:width="593.181818181771pt" svg:height="48.2244897959144pt">
        <draw:text-box>
          <text:p text:style-name="P3"><text:chapter>&lt;No title&gt;</text:chapter></text:p>
        </draw:text-box>
      </draw:frame>
      <draw:frame draw:name="Footers" draw:style-name="fr2" svg:x="1.05401844532271pt" svg:y="778.208772048416pt" text:anchor-type="page" text:anchor-page-number="1" draw:z-index="5" svg:width="79.2170963253707pt" svg:height="21.1626915115844pt">
        <draw:text-box fo:min-height="3.2533982269689pt">
          <text:p text:style-name="P4"><text:tab text:tab-ref="1"/><text:page-number text:select-page="current">1</text:page-number></text:p>
        </draw:text-box>
      </draw:frame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.5197587pt" fo:margin-left="85.0395174pt" fo:margin-right="56.6930116pt" fo:margin-top="99.2127703pt" fo:page-height="841.89122226pt" fo:page-width="595.2766218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</office:automatic-styles>
  <office:master-styles>
    <style:master-page style:name="Standard" style:page-layout-name="pm1">
      <style:footer>
        <text:p text:style-name="P1"><text:title>Alter Title in Document Information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4 post</meta:generator>
    <dc:title>Alter Title in Document Information</dc:title>
    <meta:initial-creator>Thomas Zander</meta:initial-creator>
    <meta:editing-cycles>1</meta:editing-cycles>
    <meta:creation-date>2006-01-02T15:24:17</meta:creation-date>
    <dc:date>2006-01-02T15:24:27</dc:date>
  </office:meta>
</office:document-meta>
</file>